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style:font-name="JetBrains Mon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den 5.02.2021</text:h>
      <text:p text:style-name="Standard"/>
      <text:p text:style-name="Standard">1. Erstellt bitte eine neue Migration mit dem Namen "create_todos_table", mit Hilfe derer</text:p>
      <text:p text:style-name="Standard">eine neue Tabelle "todos" in der videostore-DB angelegt werden soll. Sie soll folgende</text:p>
      <text:p text:style-name="Standard">Spalten enthalten:</text:p>
      <text:p text:style-name="Standard"><text:span text:style-name="T1"/></text:p>
      <text:p text:style-name="Standard"><text:span text:style-name="T1"><text:s text:c="2"/>- id =&gt; Primärschlüssel</text:span></text:p>
      <text:list xml:id="list2353313960131525677" text:style-name="L3">
        <text:list-item>
          <text:p text:style-name="P3"><text:span text:style-name="T1">done =&gt; boolean: 1 oder 0 (erledigt oder nicht), default: 0</text:span></text:p>
        </text:list-item>
        <text:list-item>
          <text:p text:style-name="P3"><text:span text:style-name="T1">text =&gt; varchar 50</text:span></text:p>
        </text:list-item>
      </text:list>
      <text:list xml:id="list4151959701368292909" text:style-name="L2">
        <text:list-item>
          <text:p text:style-name="P2"><text:span text:style-name="T1">created_at =&gt; timestamp</text:span></text:p>
        </text:list-item>
        <text:list-item>
          <text:p text:style-name="P2"><text:span text:style-name="T1">updated_at =&gt; timestamp</text:span></text:p>
        </text:list-item>
      </text:list>
      <text:list xml:id="list8733543785900688540" text:style-name="L1">
        <text:list-header>
          <text:p text:style-name="P1"><text:span text:style-name="T1"/></text:p>
        </text:list-header>
      </text:list>
      <text:p text:style-name="Standard">Zum Erstellen der Migration benutzt das folgende artisan Kommando:</text:p>
      <text:p text:style-name="Standard">php artisan make:migration --table=todos</text:p>
      <text:p text:style-name="Standard">TIP: in der Funktion "up" sind bereits standardmäßig die Anweisungen enthalten für</text:p>
      <text:p text:style-name="Standard">das Erstellen einer id-spalte und der timestamp-spalten (created_at, updated_at).</text:p>
      <text:p text:style-name="Standard">Führt anschliessend die Migration aus (php artisan migrate) und überprüft mit phpMyAdmin,</text:p>
      <text:p text:style-name="Standard">ob die "todos" Tabelle erfolgreich angelegt wurde.</text:p>
      <text:p text:style-name="Standard"/>
      <text:p text:style-name="Standard">2. Erstellt für die neue "todos" Tabelle die entsprechende Model-, Factory- und Seeder-Klasse</text:p>
      <text:p text:style-name="Standard">und befüllte die Tabelle mit 10 Testdaten. Nehmt hierfür als Anleitung die Dokumentation</text:p>
      <text:p text:style-name="Standard">aus laravel_testdaten_anlegen.pdf (liegt auf BTA-Slack bereit, bitte nochmal neu herunterladen,</text:p>
      <text:p text:style-name="Standard">da sie aktualisiert wurde).</text:p>
      <text:p text:style-name="Standard"/>
      <text:p text:style-name="Standard">3. Schaut Euch bitte die Laravel-Doku unter <text:a xlink:type="simple" xlink:href="https://laravel.com/docs/8.x" text:style-name="Internet_20_link" text:visited-style-name="Visited_20_Internet_20_Link">https://laravel.com/docs/8.x</text:a> an. Speziell zu folgenden</text:p>
      <text:p text:style-name="Standard">Themen:</text:p>
      <text:p text:style-name="Standard">- Architecture Concepts (<text:a xlink:type="simple" xlink:href="https://laravel.com/docs/8.x/lifecycle" text:style-name="Internet_20_link" text:visited-style-name="Visited_20_Internet_20_Link">https://laravel.com/docs/8.x/lifecycle</text:a>)</text:p>
      <text:p text:style-name="Standard">- Verzeichnisstruktur (<text:a xlink:type="simple" xlink:href="https://laravel.com/docs/8.x/structure" text:style-name="Internet_20_link" text:visited-style-name="Visited_20_Internet_20_Link">https://laravel.com/docs/8.x/structure</text:a>)</text:p>
      <text:p text:style-name="Standard">- Blade (<text:a xlink:type="simple" xlink:href="https://laravel.com/docs/8.x/blade" text:style-name="Internet_20_link" text:visited-style-name="Visited_20_Internet_20_Link">https://laravel.com/docs/8.x/blade</text:a>)</text:p>
      <text:p text:style-name="Standard">- Eloquent ORM (<text:a xlink:type="simple" xlink:href="https://laravel.com/docs/8.x/eloquent" text:style-name="Internet_20_link" text:visited-style-name="Visited_20_Internet_20_Link">https://laravel.com/docs/8.x/eloquent</text:a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2-03T16:28:15</meta:creation-date>
    <dc:date>2021-02-03T16:34:50</dc:date>
    <dc:creator>Bernd Engels</dc:creator>
    <meta:editing-duration>PT5M51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25" meta:word-count="182" meta:character-count="1411"/>
  </office:meta>
</office:document-meta>
</file>